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Slack-Lato1" svg:font-family="Slack-Lato, appleLogo, sans-serif" style:font-family-generic="swiss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font-weight="bold" officeooo:rsid="00129ab6" officeooo:paragraph-rsid="00129ab6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129ab6" officeooo:paragraph-rsid="00129ab6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129ab6" officeooo:paragraph-rsid="00129ab6" style:font-size-asian="10.5pt" style:font-size-complex="12pt"/>
    </style:style>
    <style:style style:name="P4" style:family="paragraph" style:parent-style-name="Text_20_body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rsid="00133134" officeooo:paragraph-rsid="00133134" style:font-size-asian="10.5pt" style:font-size-complex="12pt"/>
    </style:style>
    <style:style style:name="P5" style:family="paragraph" style:parent-style-name="Text_20_body" style:list-style-name="L1">
      <style:paragraph-properties fo:text-align="justify" style:justify-single-word="false"/>
      <style:text-properties fo:font-variant="normal" fo:text-transform="none" fo:color="#1d1c1d" style:font-name="Slack-Lato" fo:font-size="14pt" fo:letter-spacing="normal" fo:font-style="normal" fo:font-weight="bold" officeooo:rsid="00140705" officeooo:paragraph-rsid="00140705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fo:font-variant="normal" fo:text-transform="none" fo:color="#1d1c1d" style:font-name="Slack-Lato" fo:font-size="14pt" fo:letter-spacing="normal" fo:font-style="normal" fo:font-weight="bold" officeooo:rsid="00129ab6" officeooo:paragraph-rsid="00129ab6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variant="normal" fo:text-transform="none" fo:color="#1d1c1d" style:font-name="Slack-Lato" fo:font-size="14pt" fo:letter-spacing="normal" fo:font-style="normal" fo:font-weight="bold" officeooo:rsid="00133134" officeooo:paragraph-rsid="00133134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variant="normal" fo:text-transform="none" fo:color="#1d1c1d" style:font-name="Slack-Lato" fo:font-size="14pt" fo:letter-spacing="normal" fo:font-style="normal" fo:font-weight="bold" officeooo:rsid="00158429" officeooo:paragraph-rsid="00158429" style:font-size-asian="14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text-align="start" style:justify-single-word="false"/>
      <style:text-properties fo:font-size="12pt" fo:font-weight="normal" officeooo:rsid="0018124e" officeooo:paragraph-rsid="00187618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140705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weight="bold" officeooo:rsid="00140705" officeooo:paragraph-rsid="00140705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158429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4pt" fo:font-weight="bold" officeooo:rsid="0018124e" officeooo:paragraph-rsid="00187618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Slack-Lato1" fo:font-size="14pt" fo:font-weight="bold" officeooo:rsid="0018124e" officeooo:paragraph-rsid="0018124e" style:font-size-asian="14pt" style:font-weight-asian="bold" style:font-size-complex="14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Slack-Lato1" fo:font-size="14pt" fo:font-weight="bold" officeooo:rsid="001a6789" officeooo:paragraph-rsid="001a678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style:font-size-asian="10.5pt" style:font-size-complex="12pt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158429" style:font-size-asian="10.5pt" style:font-size-complex="12pt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165d2c" style:font-size-asian="10.5pt" style:font-size-complex="12pt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 officeooo:rsid="00129ab6" style:font-size-asian="10.5pt" style:font-size-complex="12pt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officeooo:rsid="00165d2c"/>
    </style:style>
    <style:style style:name="T7" style:family="text">
      <style:text-properties fo:font-variant="normal" fo:text-transform="none" fo:color="#202124" style:font-name="arial" fo:letter-spacing="normal" fo:font-style="normal"/>
    </style:style>
    <style:style style:name="T8" style:family="text">
      <style:text-properties fo:font-variant="normal" fo:text-transform="none" fo:color="#202124" style:font-name="arial" fo:letter-spacing="normal" fo:font-style="normal" fo:font-weight="normal"/>
    </style:style>
    <style:style style:name="T9" style:family="text">
      <style:text-properties fo:font-variant="normal" fo:text-transform="none" fo:color="#202124" style:font-name="arial" fo:letter-spacing="normal" fo:font-style="normal" fo:font-weight="normal" officeooo:rsid="00129ab6"/>
    </style:style>
    <style:style style:name="T10" style:family="text">
      <style:text-properties fo:font-variant="normal" fo:text-transform="none" fo:color="#202124" style:font-name="arial" fo:letter-spacing="normal" fo:font-style="normal" officeooo:rsid="00129ab6"/>
    </style:style>
    <style:style style:name="T11" style:family="text">
      <style:text-properties fo:font-variant="normal" fo:text-transform="none" fo:color="#202124" style:font-name="arial" fo:letter-spacing="normal" fo:font-style="normal" officeooo:rsid="00187618"/>
    </style:style>
    <style:style style:name="T12" style:family="text">
      <style:text-properties fo:font-variant="normal" fo:text-transform="none" fo:color="#202124" fo:letter-spacing="normal" fo:font-style="normal"/>
    </style:style>
    <style:style style:name="T13" style:family="text">
      <style:text-properties fo:font-variant="normal" fo:text-transform="none" fo:color="#202124" fo:letter-spacing="normal" fo:font-style="normal" officeooo:rsid="00129ab6"/>
    </style:style>
    <style:style style:name="T14" style:family="text">
      <style:text-properties fo:font-variant="normal" fo:text-transform="none" fo:color="#202124" style:font-name="Slack-Lato1" fo:letter-spacing="normal" fo:font-style="normal" officeooo:rsid="00187618"/>
    </style:style>
    <style:style style:name="T15" style:family="text">
      <style:text-properties fo:font-variant="normal" fo:text-transform="none" fo:color="#1d1c1d" style:font-name="Slack-Lato" fo:font-size="11.25pt" fo:letter-spacing="normal" fo:font-style="normal" fo:font-weight="normal" style:font-size-asian="10.5pt" style:font-size-complex="12pt"/>
    </style:style>
    <style:style style:name="T16" style:family="text">
      <style:text-properties fo:font-variant="normal" fo:text-transform="none" fo:color="#1d1c1d" style:font-name="Slack-Lato" fo:font-size="11.25pt" fo:letter-spacing="normal" fo:font-style="normal" fo:font-weight="normal" officeooo:rsid="00140705" style:font-size-asian="10.5pt" style:font-size-complex="12pt"/>
    </style:style>
    <style:style style:name="T17" style:family="text">
      <style:text-properties fo:font-variant="normal" fo:text-transform="none" fo:color="#1d1c1d" style:font-name="Slack-Lato" fo:font-size="11.25pt" fo:letter-spacing="normal" fo:font-style="normal" fo:font-weight="normal" officeooo:rsid="00133134" style:font-size-asian="10.5pt" style:font-size-complex="12pt"/>
    </style:style>
    <style:style style:name="T18" style:family="text">
      <style:text-properties fo:font-variant="normal" fo:text-transform="none" fo:color="#1d1c1d" style:font-name="Slack-Lato" fo:font-size="11.25pt" fo:letter-spacing="normal" fo:font-style="normal" fo:font-weight="normal" officeooo:rsid="0013b7a3" style:font-size-asian="10.5pt" style:font-size-complex="12pt"/>
    </style:style>
    <style:style style:name="T19" style:family="text">
      <style:text-properties fo:font-variant="normal" fo:text-transform="none" fo:color="#1d1c1d" style:font-name="Slack-Lato" fo:font-size="11.25pt" fo:letter-spacing="normal" fo:font-style="normal" fo:font-weight="normal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1d1c1d" style:font-name="Slack-Lato" fo:font-size="11.25pt" fo:letter-spacing="normal" fo:font-style="normal" style:font-size-asian="10.5pt" style:font-size-complex="12pt"/>
    </style:style>
    <style:style style:name="T21" style:family="text">
      <style:text-properties fo:font-variant="normal" fo:text-transform="none" fo:color="#1d1c1d" style:font-name="Slack-Lato" fo:font-size="11.25pt" fo:letter-spacing="normal" fo:font-style="normal" officeooo:rsid="00133134" style:font-size-asian="10.5pt" style:font-size-complex="12pt"/>
    </style:style>
    <style:style style:name="T22" style:family="text">
      <style:text-properties fo:font-variant="normal" fo:text-transform="none" fo:color="#1d1c1d" style:font-name="Slack-Lato" fo:font-size="12pt" fo:letter-spacing="normal" fo:font-style="normal" fo:font-weight="bold" officeooo:rsid="00140705" style:font-size-asian="12pt" style:font-weight-asian="bold" style:font-size-complex="12pt" style:font-weight-complex="bold"/>
    </style:style>
    <style:style style:name="T23" style:family="text">
      <style:text-properties officeooo:rsid="00137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Features documentation </text:p>
      <text:p text:style-name="P2"/>
      <text:list xml:id="list4020188437" text:style-name="L1">
        <text:list-item>
          <text:p text:style-name="P6">Sign up (User, Publisher, Admin)</text:p>
          <text:p text:style-name="P3">This module allows users to register, login and log out. </text:p>
        </text:list-item>
        <text:list-item>
          <text:p text:style-name="P5">Roles and permissions</text:p>
          <text:p text:style-name="P10"><text:span text:style-name="T22">Admin: </text:span><text:span text:style-name="T16">He</text:span><text:span text:style-name="T17"> play key role and </text:span><text:span text:style-name="T16">handle</text:span><text:span text:style-name="T17"> everything such as create post, delete post, update posts, delete comments and see all traffic on blog.</text:span></text:p>
          <text:p text:style-name="P11"><text:span text:style-name="T21">P</text:span><text:span text:style-name="T20">ublisher: <text:s/></text:span><text:span text:style-name="T17">A publisher can </text:span><text:span text:style-name="T15">create new post as well as</text:span><text:span text:style-name="T17"> </text:span><text:span text:style-name="T18">see/</text:span><text:span text:style-name="T17">edit user posts and </text:span><text:span text:style-name="T15">re-</text:span><text:span text:style-name="T17">published.</text:span></text:p>
          <text:p text:style-name="P11"><text:span text:style-name="T21">S</text:span><text:span text:style-name="T20">igned User: </text:span><text:span text:style-name="T15">A signed user see all post and related comments he can modify his/her comments.</text:span></text:p>
          <text:p text:style-name="P11"><text:span text:style-name="T20">Visitor/ Unsigned Users: </text:span><text:span text:style-name="T19">They can only view posts and comments.</text:span></text:p>
        </text:list-item>
        <text:list-item>
          <text:p text:style-name="P7">Navigation menu</text:p>
          <text:p text:style-name="P4">To make it easier on your blog readers to navigate your site, for this purpose we create a tabbed navigation bar to appear blog pages. <text:span text:style-name="T23">Navigation menu should b simple, noticeable, helpful and consistence.</text:span></text:p>
        </text:list-item>
        <text:list-item>
          <text:p text:style-name="P8">Social Media Integration</text:p>
          <text:p text:style-name="P12"><text:span text:style-name="T3">Blog </text:span><text:span text:style-name="T4">used for content creation and sharing on social media, especially when the content is long-form and one creates and shares content on regular basis. So one could be maintaining a blog on Facebook or Instagram. It also allow to d</text:span><text:span text:style-name="T1">irecting your social media audience to your </text:span><text:span text:style-name="T6">Blog.</text:span></text:p>
        </text:list-item>
        <text:list-item>
          <text:p text:style-name="P14"><text:span text:style-name="T13">V</text:span><text:span text:style-name="T12">isible Search Box</text:span></text:p>
          <text:p text:style-name="P9"><text:span text:style-name="T7">This feature make blog more effective as users can find things more quickly and easily find desired posts.</text:span></text:p>
        </text:list-item>
        <text:list-item>
          <text:p text:style-name="P13"><text:span text:style-name="T14">Comments System</text:span><text:span text:style-name="T7"> <text:s/></text:span></text:p>
          <text:p text:style-name="P13"><text:span text:style-name="T1">It is a great way to exchange ideas, thoughts or opinions about what people feel for a particular topic or a blog post. Blog comments helps the blog to attract traffic and makes it social.</text:span></text:p>
        </text:list-item>
        <text:list-item>
          <text:p text:style-name="P15"><text:span text:style-name="T12">Post Category </text:span></text:p>
          <text:p text:style-name="P15"><text:span text:style-name="T1">Blog categories organize your site and allow readers to find the information they want. They're high-level topics that make it easy for people to understand what your blog is about and navigate to the content that interests them. Think of it like a table of conten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Slack-Lato1" svg:font-family="Slack-Lato, appleLogo, sans-serif" style:font-family-generic="swiss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1:36:35.337362725</meta:creation-date>
    <meta:generator>LibreOffice/6.4.7.2$Linux_X86_64 LibreOffice_project/40$Build-2</meta:generator>
    <dc:date>2022-01-11T13:21:42.598164912</dc:date>
    <meta:editing-duration>PT12M9S</meta:editing-duration>
    <meta:editing-cycles>3</meta:editing-cycles>
    <meta:document-statistic meta:table-count="0" meta:image-count="0" meta:object-count="0" meta:page-count="1" meta:paragraph-count="18" meta:word-count="296" meta:character-count="1675" meta:non-whitespace-character-count="1408"/>
  </office:meta>
</office:document-meta>
</file>